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E0000C8EB0000B0F1CDF293CF.wmf" manifest:media-type=""/>
  <manifest:file-entry manifest:full-path="Pictures/200000E90000AE5B0000CD281966AB25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d9d9d9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106cm" svg:stroke-color="#000099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000099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0099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dash" draw:stroke-dash="Dash_20_3" svg:stroke-width="0.106cm" svg:stroke-color="#000099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style:paragraph-properties fo:margin-left="0cm" fo:margin-right="0cm" fo:line-height="93%" fo:text-align="end" fo:text-indent="0cm" style:line-break="strict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cc" fo:font-size="200pt" fo:language="en" fo:country="CA" style:font-size-asian="200pt" style:font-size-complex="200pt"/>
    </style:style>
    <style:style style:name="T2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3" style:family="text">
      <style:text-properties fo:color="#000099" fo:font-size="24pt" fo:language="en" fo:country="CA" style:font-size-asian="24pt" style:font-size-complex="24pt"/>
    </style:style>
    <style:style style:name="T4" style:family="text">
      <style:text-properties fo:font-size="36pt" fo:language="en" fo:country="CA" fo:font-weight="bold" style:font-size-asian="36pt" style:font-weight-asian="bold" style:font-size-complex="36pt" style:font-weight-complex="bold"/>
    </style:style>
    <style:style style:name="T5" style:family="text">
      <style:text-properties fo:font-size="24pt" fo:language="en" fo:country="CA" style:font-size-asian="24pt" style:font-size-complex="24pt"/>
    </style:style>
    <style:style style:name="T6" style:family="text">
      <style:text-properties fo:font-size="24pt" fo:language="en" fo:country="CA" fo:font-style="italic" style:font-size-asian="24pt" style:font-style-asian="italic" style:font-size-complex="24pt" style:font-style-complex="italic"/>
    </style:style>
    <style:style style:name="T7" style:family="text">
      <style:text-properties fo:font-size="24pt" fo:language="en" fo:country="CA" fo:font-weight="bold" style:font-size-asian="24pt" style:font-weight-asian="bold" style:font-size-complex="24pt" style:font-weight-complex="bold"/>
    </style:style>
    <style:style style:name="T8" style:family="text">
      <style:text-properties fo:language="en" fo:country="CA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office:forms form:automatic-focus="false" form:apply-design-mode="false"/>
        <draw:custom-shape draw:name="Rectangle 2" draw:style-name="gr1" draw:text-style-name="P1" draw:layer="layout" svg:width="28.002cm" svg:height="20.999cm" svg:x="0cm" svg:y="0cm">
          <text:list text:style-name="L1">
            <text:list-header>
              <text:p text:style-name="P2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3" draw:style-name="gr2" draw:text-style-name="P1" draw:layer="layout" svg:width="14.235cm" svg:height="8.135cm" svg:x="7.514cm" svg:y="5.812cm">
          <text:list text:style-name="L1">
            <text:list-header>
              <text:p text:style-name="P2"><text:span text:style-name="T1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6" draw:style-name="gr3" draw:text-style-name="P1" draw:layer="layout" svg:width="9.367cm" svg:height="1.394cm" svg:x="12.219cm" svg:y="26.542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1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" draw:style-name="dp1" draw:master-page-name="Default" presentation:use-date-time-name="dtd1">
        <draw:custom-shape draw:name="Rounded Rectangle 4" draw:style-name="gr4" draw:text-style-name="P1" draw:layer="layout" svg:width="2.831cm" svg:height="1.429cm" svg:x="2.906cm" svg:y="5.719cm">
          <text:list text:style-name="L1">
            <text:list-header>
              <text:p text:style-name="P4"><text:span text:style-name="T3">bod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4" draw:text-style-name="P1" draw:layer="layout" svg:width="2.112cm" svg:height="1.155cm" svg:x="1.239cm" svg:y="8.586cm">
          <text:list text:style-name="L1">
            <text:list-header>
              <text:p text:style-name="P4"><text:span text:style-name="T3">h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4" draw:text-style-name="P1" draw:layer="layout" svg:width="2.642cm" svg:height="1.199cm" svg:x="4.952cm" svg:y="8.586cm">
          <text:list text:style-name="L1">
            <text:list-header>
              <text:p text:style-name="P4"><text:span text:style-name="T3">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9" draw:style-name="gr2" draw:text-style-name="P1" draw:layer="layout" svg:width="2.424cm" svg:height="1.205cm" svg:x="3.462cm" svg:y="11.095cm">
          <text:list text:style-name="L1">
            <text:list-header>
              <text:p text:style-name="P2"><text:span text:style-name="T3">Hell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1" draw:style-name="gr2" draw:text-style-name="P1" draw:layer="layout" svg:width="2.098cm" svg:height="1.205cm" svg:x="1.244cm" svg:y="11.095cm">
          <text:list text:style-name="L1">
            <text:list-header>
              <text:p text:style-name="P2"><text:span text:style-name="T3">Tit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3" draw:style-name="gr2" draw:text-style-name="P1" draw:layer="layout" svg:width="2.758cm" svg:height="1.205cm" svg:x="6.611cm" svg:y="13.56cm">
          <text:list text:style-name="L1">
            <text:list-header>
              <text:p text:style-name="P2"><text:span text:style-name="T3">world!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2" draw:style-name="gr5" draw:text-style-name="P5" draw:layer="layout" svg:x1="4.321cm" svg:y1="7.148cm" svg:x2="2.292cm" svg:y2="8.586cm">
          <text:p/>
        </draw:line>
        <draw:line draw:name="Straight Connector 44" draw:style-name="gr5" draw:text-style-name="P5" draw:layer="layout" svg:x1="4.322cm" svg:y1="7.148cm" svg:x2="6.275cm" svg:y2="8.586cm">
          <text:p/>
        </draw:line>
        <draw:line draw:name="Straight Connector 46" draw:style-name="gr5" draw:text-style-name="P5" draw:layer="layout" svg:x1="2.293cm" svg:y1="9.741cm" svg:x2="2.293cm" svg:y2="11.095cm">
          <text:p/>
        </draw:line>
        <draw:line draw:name="Straight Connector 49" draw:style-name="gr5" draw:text-style-name="P5" draw:layer="layout" svg:x1="6.274cm" svg:y1="9.785cm" svg:x2="4.673cm" svg:y2="11.095cm">
          <text:p/>
        </draw:line>
        <draw:custom-shape draw:name="Rounded Rectangle 50" draw:style-name="gr4" draw:text-style-name="P1" draw:layer="layout" svg:width="2.113cm" svg:height="1.155cm" svg:x="6.936cm" svg:y="11.126cm">
          <text:list text:style-name="L1">
            <text:list-header>
              <text:p text:style-name="P4"><text:span text:style-name="T3">e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52" draw:style-name="gr5" draw:text-style-name="P5" draw:layer="layout" svg:x1="6.275cm" svg:y1="9.785cm" svg:x2="7.99cm" svg:y2="11.126cm">
          <text:p/>
        </draw:line>
        <draw:line draw:name="Straight Connector 57" draw:style-name="gr5" draw:text-style-name="P5" draw:layer="layout" svg:x1="7.99cm" svg:y1="12.281cm" svg:x2="7.99cm" svg:y2="13.56cm">
          <text:p/>
        </draw:line>
        <draw:custom-shape draw:name="TextBox 58" draw:style-name="gr6" draw:text-style-name="P1" draw:layer="layout" svg:width="5.154cm" svg:height="2.622cm" svg:x="14.707cm" svg:y="2.364cm">
          <text:list text:style-name="L1">
            <text:list-header>
              <text:p text:style-name="P2"><text:span text:style-name="T4">Title</text:span></text:p>
              <text:p text:style-name="P2"><text:span text:style-name="T5">Hello, </text:span><text:span text:style-name="T6">world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7" draw:text-style-name="P5" draw:layer="layout" svg:width="4.934cm" svg:height="4.353cm" svg:x="17.842cm" svg:y="7.611cm">
          <draw:image xlink:href="Pictures/2000000E0000C8EB0000B0F1CDF293CF.wmf" xlink:type="simple" xlink:show="embed" xlink:actuate="onLoad">
            <text:p/>
          </draw:image>
        </draw:frame>
        <draw:custom-shape draw:name="TextBox 60" draw:style-name="gr8" draw:text-style-name="P1" draw:layer="layout" svg:width="13.515cm" svg:height="4.037cm" svg:x="13.139cm" svg:y="15.139cm">
          <text:list text:style-name="L1">
            <text:list-header>
              <text:p text:style-name="P2"><text:span text:style-name="T7">&lt;body&gt;</text:span></text:p>
              <text:p text:style-name="P2"><text:span text:style-name="T7">&lt;h1&gt;Title&lt;/h1&gt;</text:span></text:p>
              <text:p text:style-name="P2"><text:span text:style-name="T7">&lt;p&gt;Hello, &lt;em&gt;world!&lt;/em&gt;&lt;/p&gt;</text:span></text:p>
              <text:p text:style-name="P2"><text:span text:style-name="T7">&lt;/body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6" draw:style-name="gr3" draw:text-style-name="P1" draw:layer="layout" svg:width="9.367cm" svg:height="1.394cm" svg:x="12.219cm" svg:y="26.542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1" draw:text-style-name="P1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" draw:style-name="dp1" draw:master-page-name="Default" presentation:use-date-time-name="dtd1">
        <draw:frame draw:name="Picture 2" draw:style-name="gr7" draw:text-style-name="P5" draw:layer="layout" svg:width="5.601cm" svg:height="6.623cm" svg:x="3.761cm" svg:y="0.9cm">
          <draw:image xlink:href="Pictures/200000E90000AE5B0000CD281966AB25.wmf" xlink:type="simple" xlink:show="embed" xlink:actuate="onLoad">
            <text:p/>
          </draw:image>
        </draw:frame>
        <draw:custom-shape draw:name="TextBox 1" draw:style-name="gr2" draw:text-style-name="P1" draw:layer="layout" svg:width="13.964cm" svg:height="2.149cm" svg:x="0.265cm" svg:y="7.863cm">
          <text:list text:style-name="L1">
            <text:list-header>
              <text:p text:style-name="P4"><text:span text:style-name="T5">The knitting circle meets on</text:span></text:p>
              <text:p text:style-name="P4"><text:span text:style-name="T5">the second Tuesday of every mon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2" draw:text-style-name="P1" draw:layer="layout" svg:width="14.383cm" svg:height="8.757cm" svg:x="13.75cm" svg:y="11.62cm">
          <text:list text:style-name="L1">
            <text:list-header>
              <text:p text:style-name="P2"><text:span text:style-name="T8">BEGIN:VCALENDAR</text:span></text:p>
              <text:p text:style-name="P2"><text:span text:style-name="T8">VERSION:2.0</text:span></text:p>
              <text:p text:style-name="P2"><text:span text:style-name="T8">PRODID:-//hacksw/handcal//NONSGML v1.0//EN</text:span></text:p>
              <text:p text:style-name="P2"><text:span text:style-name="T8">BEGIN:VEVENT</text:span></text:p>
              <text:p text:style-name="P2"><text:span text:style-name="T8">UID:uid1@example.com</text:span></text:p>
              <text:p text:style-name="P2"><text:span text:style-name="T8">DTSTAMP:19970714T170000Z</text:span></text:p>
              <text:p text:style-name="P2"><text:span text:style-name="T8">ORGANIZER;CN=John Doe</text:span></text:p>
              <text:p text:style-name="P2"><text:span text:style-name="T8">DTSTART:19970714T170000Z</text:span></text:p>
              <text:p text:style-name="P2"><text:span text:style-name="T8">DTEND:19970715T035959Z</text:span></text:p>
              <text:p text:style-name="P2"><text:span text:style-name="T8">SUMMARY:Bastille Day Party</text:span></text:p>
              <text:p text:style-name="P2"><text:span text:style-name="T8">END:VEVENT</text:span></text:p>
              <text:p text:style-name="P2"><text:span text:style-name="T8">END:VCALENDAR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9" draw:text-style-name="P5" draw:layer="layout" svg:x1="17.841cm" svg:y1="7.139cm" svg:x2="8.558cm" svg:y2="15.46cm">
          <text:p/>
        </draw:line>
        <presentation:notes draw:style-name="dp2" presentation:use-date-time-name="dtd1">
          <draw:custom-shape draw:name="Rectangle 6" draw:style-name="gr3" draw:text-style-name="P1" draw:layer="layout" svg:width="9.367cm" svg:height="1.394cm" svg:x="12.219cm" svg:y="26.542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1" draw:text-style-name="P1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2="1" draw:dots2-length="0.105cm" draw:distance="0.079cm"/>
    <draw:stroke-dash draw:name="Dash_20_3" draw:display-name="Dash 3" draw:style="rect" draw:dots2="1" draw:dots2-length="0.423cm" draw:distance="0.31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4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4" draw:text-style-name="MP5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5" draw:text-style-name="MP4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5" draw:text-style-name="MP5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1-02-14T13:21:10</dc:date>
    <meta:editing-cycles>186</meta:editing-cycles>
    <meta:editing-duration>P1DT4H48M28S</meta:editing-duration>
    <meta:document-statistic meta:object-count="48"/>
    <meta:generator>LibreOffice/3.5$Windows_x86 LibreOffice_project/e0fbe70-5879838-a0745b0-0cd1158-638b327</meta:generator>
  </office:meta>
</office:document-meta>
</file>